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po_operac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_tipoOperacion</text:p>
          </table:table-cell>
          <table:table-cell office:value-type="string" table:style-name="ce2">
            <text:p>nombre</text:p>
          </table:table-cell>
          <table:table-cell table:number-columns-repeated="16382"/>
        </table:table-row>
        <table:table-row table:style-name="ro1">
          <table:table-cell table:style-name="ce3"/>
          <table:table-cell office:value-type="string" table:style-name="ce3">
            <text:p>Entrada</text:p>
          </table:table-cell>
          <table:table-cell table:number-columns-repeated="16382"/>
        </table:table-row>
        <table:table-row table:style-name="ro1">
          <table:table-cell table:style-name="ce3"/>
          <table:table-cell office:value-type="string" table:style-name="ce3">
            <text:p>Salida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s Camilo Rodriguez Prieto</meta:initial-creator>
    <dc:creator>Andres Camilo Rodriguez Prieto</dc:creator>
    <meta:creation-date>2021-06-22T03:26:38Z</meta:creation-date>
    <dc:date>2021-06-22T03:27:54Z</dc:date>
  </office:meta>
</office:document-meta>
</file>